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92d05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70ad47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92d050" style:diagonal-bl-tr="none" style:diagonal-tl-br="none" fo:border-left="none" fo:border-right="none" style:rotation-align="none" fo:border-top="0.74pt solid #000000"/>
    </style:style>
    <style:style style:name="ce20" style:family="table-cell" style:parent-style-name="Default">
      <style:table-cell-properties fo:border-bottom="0.74pt solid #000000" fo:background-color="#ffc000" style:diagonal-bl-tr="none" style:diagonal-tl-br="none" fo:border-left="none" fo:border-right="none" style:rotation-align="none" fo:border-top="0.74pt solid #000000"/>
    </style:style>
    <style:style style:name="ce2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2" style:family="table-cell" style:parent-style-name="Default">
      <style:table-cell-properties fo:border-bottom="0.74pt solid #000000" fo:background-color="#ff0000" style:diagonal-bl-tr="none" style:diagonal-tl-br="none" fo:border-left="none" fo:border-right="none" style:rotation-align="none" fo:border-top="0.74pt solid #000000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12"/>
        <table:table-column table:style-name="co1" table:default-cell-style-name="ce13"/>
        <table:table-column table:style-name="co1" table:default-cell-style-name="Default"/>
        <table:table-column table:style-name="co1" table:default-cell-style-name="ce19"/>
        <table:table-column table:style-name="co1" table:default-cell-style-name="ce23"/>
        <table:table-column table:style-name="co1" table:default-cell-style-name="Default"/>
        <table:table-column table:style-name="co1" table:number-columns-repeated="4" table:default-cell-style-name="ce23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Outil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Rareté</text:p>
          </table:table-cell>
          <table:table-cell table:style-name="Default" office:value-type="string" calcext:value-type="string">
            <text:p>Portée</text:p>
          </table:table-cell>
          <table:table-cell office:value-type="string" calcext:value-type="string">
            <text:p>Prix</text:p>
          </table:table-cell>
          <table:table-cell table:style-name="Default" office:value-type="string" calcext:value-type="string">
            <text:p>ToucherParCoup</text:p>
          </table:table-cell>
          <table:table-cell table:style-name="Default" office:value-type="string" calcext:value-type="string">
            <text:p>NbCibles</text:p>
          </table:table-cell>
          <table:table-cell table:style-name="Default" office:value-type="string" calcext:value-type="string">
            <text:p>IntervalleParCoup</text:p>
          </table:table-cell>
          <table:table-cell table:style-name="Default" office:value-type="string" calcext:value-type="string">
            <text:p>imageDrawableString</text:p>
          </table:table-cell>
          <table:table-cell office:value-type="string" calcext:value-type="string">
            <text:p>acqui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in baguette</text:p>
          </table:table-cell>
          <table:table-cell office:value-type="string" calcext:value-type="string">
            <text:p>RÉGULIER : Avec sa mie moelleuse et sa croûte croustillante, la chaude baguette française va faire raffoler les toutous.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prochée</text:p>
          </table:table-cell>
          <table:table-cell table:style-name="ce8"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objet_outil_baguette_francai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ayon à mine</text:p>
          </table:table-cell>
          <table:table-cell office:value-type="string" calcext:value-type="string">
            <text:p>RÉGULIER : Bien aguisé, ce crayon vous aidera certainement à éloigner vos adversaires.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prochée</text:p>
          </table:table-cell>
          <table:table-cell table:style-name="ce8"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et_outil_crayon_min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euet</text:p>
          </table:table-cell>
          <table:table-cell office:value-type="string" calcext:value-type="string">
            <text:p>RÉGULIER : Ces bleuets géants sont tant remplis d'OGM, de pesticides qu'ils seraient responsables de la hausse de popularité du bio chez les toutous.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loignée</text:p>
          </table:table-cell>
          <table:table-cell table:style-name="ce8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objet_outil_bleue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rotte</text:p>
          </table:table-cell>
          <table:table-cell office:value-type="string" calcext:value-type="string">
            <text:p>RÉGULIER : Aliment #1 des lapins, les toutous vont sans aucun doute l'apprécier.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prochée</text:p>
          </table:table-cell>
          <table:table-cell table:style-name="ce8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lle1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rites</text:p>
          </table:table-cell>
          <table:table-cell table:style-name="ce14" office:value-type="string" calcext:value-type="string">
            <text:p>RARE : Bien chaudes et croustillante, elle deviendront le régal de tous les toutous de ce monde.</text:p>
          </table:table-cell>
          <table:table-cell office:value-type="string" calcext:value-type="string">
            <text:p>Outil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Éloignée</text:p>
          </table:table-cell>
          <table:table-cell table:style-name="ce8"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balle0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au d'eau</text:p>
          </table:table-cell>
          <table:table-cell office:value-type="string" calcext:value-type="string">
            <text:p>RÉGULIER : Rien de mieux qu'un bon seau d'eau en pleine face pour surprendre vos adversaires!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loignée</text:p>
          </table:table-cell>
          <table:table-cell table:style-name="ce8"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et_outil_seau_deau_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on d'eau</text:p>
          </table:table-cell>
          <table:table-cell office:value-type="string" calcext:value-type="string">
            <text:p>RÉGULIER : Votre ami Antoine dit que si ces melons contiennent tant d'eau c'est à cause qu'ils poussent sur le bord d'une rivière magique.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loignée</text:p>
          </table:table-cell>
          <table:table-cell table:style-name="ce8"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et_outil_melon_deau_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ule de neige</text:p>
          </table:table-cell>
          <table:table-cell office:value-type="string" calcext:value-type="string">
            <text:p>RÉGULIER : Préparez vos munitions et démarrer la bataille de boules de neiges contre vos ennemis!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loignée</text:p>
          </table:table-cell>
          <table:table-cell table:style-name="ce8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jet_outil_boule_neig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mboise</text:p>
          </table:table-cell>
          <table:table-cell office:value-type="string" calcext:value-type="string">
            <text:p>RÉGULIER : En vérité, la framboise n,est pas un fruit. Elle est enfait un ensemble de 40 à 80 drupéoles qui représentent chacun un petit fruit.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loignée</text:p>
          </table:table-cell>
          <table:table-cell table:style-name="ce8"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objet_outil_framboi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GULIER : Quelqu'un vous a déjà dit que la violence n'arrange rien? Utilisez donc l'amour pour combattre vos adversaires!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loignée</text:p>
          </table:table-cell>
          <table:table-cell table:style-name="ce8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jet_outil_coeur_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llon de plage</text:p>
          </table:table-cell>
          <table:table-cell office:value-type="string" calcext:value-type="string">
            <text:p>RÉGULIER : Personne ne sait pourquoi, mais les toutous ont une terrible phobie des ballons de plage.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loignée</text:p>
          </table:table-cell>
          <table:table-cell table:style-name="ce8"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jet_outil_ballon_plag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isbee bleu</text:p>
          </table:table-cell>
          <table:table-cell office:value-type="string" calcext:value-type="string">
            <text:p>RÉGULIER : Bien qu'il prenne du temps à être lancé, ce frisbee peut toucher jusqu'à deux toutous en un seul coup!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loignée</text:p>
          </table:table-cell>
          <table:table-cell table:style-name="ce8"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bjet_outil_frisbee_bleu₀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ix de coco</text:p>
          </table:table-cell>
          <table:table-cell office:value-type="string" calcext:value-type="string">
            <text:p>RÉGULIER : Heureusement que les toutous ont la tête molle. Car une noix de coco sur le coco, ça ne doit pas faire du bien!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loignée</text:p>
          </table:table-cell>
          <table:table-cell table:style-name="ce8"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jet_outil_noix_coco_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ireau</text:p>
          </table:table-cell>
          <table:table-cell office:value-type="string" calcext:value-type="string">
            <text:p>RÉGULIER : C'est pas pour rien que le détective d'Agatha Cristie s'appele Hercule Poireau. Utilisez ceci pour découvrir le point faible de tous les toutous!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loignée</text:p>
          </table:table-cell>
          <table:table-cell table:style-name="ce8"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objet_outil_poireau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erises</text:p>
          </table:table-cell>
          <table:table-cell table:style-name="ce15" office:value-type="string" calcext:value-type="string">
            <text:p>RÉGULIER : 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loignée</text:p>
          </table:table-cell>
          <table:table-cell table:style-name="ce8"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lle1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ies</text:p>
          </table:table-cell>
          <table:table-cell table:style-name="ce15" office:value-type="string" calcext:value-type="string">
            <text:p>RÉGULIER : 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loignée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lle1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epsi</text:p>
          </table:table-cell>
          <table:table-cell table:style-name="ce14" office:value-type="string" calcext:value-type="string">
            <text:p>RARE : </text:p>
          </table:table-cell>
          <table:table-cell office:value-type="string" calcext:value-type="string">
            <text:p>Outil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Éloignée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lle0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oule de crème-glacée</text:p>
          </table:table-cell>
          <table:table-cell office:value-type="string" calcext:value-type="string">
            <text:p>RÉGULIER : Saviez-vous qu'un américain moyen consomme environ 23 litres de crème glacée par année? Il y a dequoi rendre jaloux ces gourmants toutous!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loignée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lle1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RARE : Rien de mieux que du bon bacon pour se graisser les artères.</text:p>
          </table:table-cell>
          <table:table-cell office:value-type="string" calcext:value-type="string">
            <text:p>Outil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Rapprochée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balle0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us de pommes</text:p>
          </table:table-cell>
          <table:table-cell table:style-name="ce14" office:value-type="string" calcext:value-type="string">
            <text:p>RÉGULIER : 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loignée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lle0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mbouzla à bleuets</text:p>
          </table:table-cell>
          <table:table-cell office:value-type="string" calcext:value-type="string">
            <text:p>RÉGULIER : Les bleuets aux OGM sont de retour dans ce rapide Bambouzla.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loignée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bjet_outil_bambouzla_bleuet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ngue</text:p>
          </table:table-cell>
          <table:table-cell office:value-type="string" calcext:value-type="string">
            <text:p>RÉGULIER : MANGO MANGO MANGO MANGO MANGO MANGO MANGOOOOOOOOOOOOOOOOO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loignée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jet_outil_mang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ké Ball</text:p>
          </table:table-cell>
          <table:table-cell table:style-name="ce16" office:value-type="string" calcext:value-type="string">
            <text:p>RÉGULIER : La Poké-Ball est la première balle obtenue par un dresseur. Elle est aussi la plus commune et la plus utilisée pour attraper des pokémons.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loignée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jet_outil_pokeba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mbouzla à framboises</text:p>
          </table:table-cell>
          <table:table-cell office:value-type="string" calcext:value-type="string">
            <text:p>RÉGULIER : Ces savoureuses framboises deviennent redoutables lorsqu'elles sont projetées en si grande quantité.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loignée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bjet_outil_bambouzla_framboi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iwi</text:p>
          </table:table-cell>
          <table:table-cell table:style-name="ce17" office:value-type="string" calcext:value-type="string">
            <text:p>RÉGULIER : Certains disent que la pelure de ce fruit ce mange. Évitez ces gens. Ils sont fous.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loignée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jet_outil_kiwi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arbotine</text:p>
          </table:table-cell>
          <table:table-cell table:style-name="ce14" office:value-type="string" calcext:value-type="string">
            <text:p>RÉGULIER : 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loignée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lle1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Jus d'orange</text:p>
          </table:table-cell>
          <table:table-cell table:style-name="ce14" office:value-type="string" calcext:value-type="string">
            <text:p>RÉGULIER : 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loignée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lle0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RÉGULIER : Ce fruit trop acide pourrait donner des maux d'estomac aux toutous. Par contre, ils prioriseront toujours le plaisisr de leurs papilles gustatives.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prochée</text:p>
          </table:table-cell>
          <table:table-cell office:value-type="float" office:value="164" calcext:value-type="float">
            <text:p>16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e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RARE : La spécialité de italienne contient fromage, pepperoni, sauce tomate et poivrons. Dequoi faire saliver tous vos adversaires.</text:p>
          </table:table-cell>
          <table:table-cell office:value-type="string" calcext:value-type="string">
            <text:p>Outil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Rapprochée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lle0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fé</text:p>
          </table:table-cell>
          <table:table-cell table:style-name="ce14" office:value-type="string" calcext:value-type="string">
            <text:p>RARE :</text:p>
          </table:table-cell>
          <table:table-cell office:value-type="string" calcext:value-type="string">
            <text:p>Outil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Éloignée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lle0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ojectilateur à cerises</text:p>
          </table:table-cell>
          <table:table-cell office:value-type="string" calcext:value-type="string">
            <text:p>RARE : Ces petits fruits deviennent très caloriques lorsqu'elles sont projectilisées à haute vitesse par ce projectilateur!</text:p>
          </table:table-cell>
          <table:table-cell office:value-type="string" calcext:value-type="string">
            <text:p>Outil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Éloignée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il1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ojectilateur à Pepsi</text:p>
          </table:table-cell>
          <table:table-cell office:value-type="string" calcext:value-type="string">
            <text:p>RARE : Bien que les toutous préfèrent secrètement le Coca Cola, ils ne diront certainement pas non à une bonne dose de Pepsi!</text:p>
          </table:table-cell>
          <table:table-cell office:value-type="string" calcext:value-type="string">
            <text:p>Outil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Éloignée</text:p>
          </table:table-cell>
          <table:table-cell office:value-type="float" office:value="252" calcext:value-type="float">
            <text:p>25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outil0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llon de basket-ball</text:p>
          </table:table-cell>
          <table:table-cell table:style-name="ce15" office:value-type="string" calcext:value-type="string">
            <text:p>RARE : Dribble dribble dribble petit arthur, fais moi un beau panier! Fait la passe aux toutous.</text:p>
          </table:table-cell>
          <table:table-cell office:value-type="string" calcext:value-type="string">
            <text:p>Outil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Éloignée</text:p>
          </table:table-cell>
          <table:table-cell office:value-type="float" office:value="252" calcext:value-type="float">
            <text:p>25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jet_outil_basketball₀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eat Ball</text:p>
          </table:table-cell>
          <table:table-cell table:style-name="ce16" office:value-type="string" calcext:value-type="string">
            <text:p>RARE : La Great-Ball est la Poké-Ball des vrais! Les dresseurs amateurs qui parcourent la planète à la recherche de pokémons.</text:p>
          </table:table-cell>
          <table:table-cell office:value-type="string" calcext:value-type="string">
            <text:p>Outil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Éloignée</text:p>
          </table:table-cell>
          <table:table-cell office:value-type="float" office:value="252" calcext:value-type="float">
            <text:p>25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jet_outil_greatba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mbouzla à noix de coco</text:p>
          </table:table-cell>
          <table:table-cell office:value-type="string" calcext:value-type="string">
            <text:p>RARE : Imaginez vous une noix de coco projeté à haute vitesse. Il y a de quoi faire peur!</text:p>
          </table:table-cell>
          <table:table-cell office:value-type="string" calcext:value-type="string">
            <text:p>Outil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Éloignée</text:p>
          </table:table-cell>
          <table:table-cell office:value-type="float" office:value="252" calcext:value-type="float">
            <text:p>25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objet_outil_bambouzla_noix_coco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ojectilateur à baies</text:p>
          </table:table-cell>
          <table:table-cell office:value-type="string" calcext:value-type="string">
            <text:p>RARE : Presque inoffensives individuellement, les baies deviennent redoutables en grand nombre!</text:p>
          </table:table-cell>
          <table:table-cell office:value-type="string" calcext:value-type="string">
            <text:p>Outil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Éloignée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il1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isbee vert</text:p>
          </table:table-cell>
          <table:table-cell office:value-type="string" calcext:value-type="string">
            <text:p>RARE : Le frisbee vert peut prendre du temps à être lancé, mais il peut heureusement toucher 3 toutous d'un coup!</text:p>
          </table:table-cell>
          <table:table-cell office:value-type="string" calcext:value-type="string">
            <text:p>Outil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Éloignée</text:p>
          </table:table-cell>
          <table:table-cell office:value-type="float" office:value="301" calcext:value-type="float">
            <text:p>30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et_outil_frisbee_vert₀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ournevis sonique</text:p>
          </table:table-cell>
          <table:table-cell table:style-name="ce16" office:value-type="string" calcext:value-type="string">
            <text:p>RARE : Dans son bon vieux T.A.R.D.I.S. , le Docteur Arthur n’est rien sans son tournevis sonique!</text:p>
          </table:table-cell>
          <table:table-cell office:value-type="string" calcext:value-type="string">
            <text:p>Outil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Éloignée</text:p>
          </table:table-cell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bjet_outil_tournevis_sonique₀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au bénite</text:p>
          </table:table-cell>
          <table:table-cell table:style-name="ce18" office:value-type="string" calcext:value-type="string">
            <text:p>RARE : Exorcizamus te omnis immundus spiritus omnis satanica potestas omnis incursio infernalis adversii omnis congregatio secta diabolica ergo draco maledicte ecclesiam tuam securi tibi facias libertate servire te rogamus audi nos.</text:p>
          </table:table-cell>
          <table:table-cell office:value-type="string" calcext:value-type="string">
            <text:p>Outil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Éloignée</text:p>
          </table:table-cell>
          <table:table-cell office:value-type="float" office:value="353" calcext:value-type="float">
            <text:p>35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objet_outil_eau_benite_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ojectilateur à bacon</text:p>
          </table:table-cell>
          <table:table-cell office:value-type="string" calcext:value-type="string">
            <text:p>LÉGENDAIRE : Il y a quelque chose dans ce canon qui rend cette viande affreusement appétissante!</text:p>
          </table:table-cell>
          <table:table-cell office:value-type="string" calcext:value-type="string">
            <text:p>Outil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Éloignée</text:p>
          </table:table-cell>
          <table:table-cell office:value-type="float" office:value="353" calcext:value-type="float">
            <text:p>35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outil0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ojectilateur à crème-glacée</text:p>
          </table:table-cell>
          <table:table-cell office:value-type="string" calcext:value-type="string">
            <text:p>LÉGENDAIRE : La créme glacée est si froide qu'elle frigorifira tous vos adversaires!</text:p>
          </table:table-cell>
          <table:table-cell office:value-type="string" calcext:value-type="string">
            <text:p>Outil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Éloignée</text:p>
          </table:table-cell>
          <table:table-cell office:value-type="float" office:value="353" calcext:value-type="float">
            <text:p>35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outil1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ojectilateur à pommes</text:p>
          </table:table-cell>
          <table:table-cell office:value-type="string" calcext:value-type="string">
            <text:p>RARE : Cette pompe à jus de pomme est suffisamment puissante pour faire tomber vos adversaire dans les pommes en un rien de temps!</text:p>
          </table:table-cell>
          <table:table-cell office:value-type="string" calcext:value-type="string">
            <text:p>Outil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Éloignée</text:p>
          </table:table-cell>
          <table:table-cell office:value-type="float" office:value="353" calcext:value-type="float">
            <text:p>35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outil0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jectilateur à ananas</text:p>
          </table:table-cell>
          <table:table-cell office:value-type="string" calcext:value-type="string">
            <text:p>RARE : Saviez-vous qu'un ananas prend 3 ans à pousser? </text:p>
          </table:table-cell>
          <table:table-cell office:value-type="string" calcext:value-type="string">
            <text:p>Outil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Éloignée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il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rojectilateur à carottes</text:p>
          </table:table-cell>
          <table:table-cell table:style-name="ce15" office:value-type="string" calcext:value-type="string">
            <text:p>RARE : Maman Arthur ne t’a jamais dit que les carottes sont bonnes pour les yeux? En tous cas, tu ne veux pas manger ceux-là dans les yeux! Ha ha.</text:p>
          </table:table-cell>
          <table:table-cell office:value-type="string" calcext:value-type="string">
            <text:p>Outil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Éloignée</text:p>
          </table:table-cell>
          <table:table-cell office:value-type="float" office:value="353" calcext:value-type="float">
            <text:p>35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outil1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RÉGULIER : Attention de ne pas échapper ce fruit par terre. Il pourrait vous faire trébucher!</text:p>
          </table:table-cell>
          <table:table-cell office:value-type="string" calcext:value-type="string">
            <text:p>O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prochée</text:p>
          </table:table-cell>
          <table:table-cell office:value-type="float" office:value="353" calcext:value-type="float">
            <text:p>35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le0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rojectilateur à oranges</text:p>
          </table:table-cell>
          <table:table-cell office:value-type="string" calcext:value-type="string">
            <text:p>RARE : Ce jus de fruit bourré de vitamines va faire le plus grand plaisir des toutous enrhumés</text:p>
          </table:table-cell>
          <table:table-cell office:value-type="string" calcext:value-type="string">
            <text:p>Outil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Éloignée</text:p>
          </table:table-cell>
          <table:table-cell office:value-type="float" office:value="464" calcext:value-type="float">
            <text:p>46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outil0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risbee rouge</text:p>
          </table:table-cell>
          <table:table-cell office:value-type="string" calcext:value-type="string">
            <text:p>RARE : Cette version rouge de la collection des disques est la deuxième plus puissante et touche jusqu'à trois adversaires en un seul lancé.</text:p>
          </table:table-cell>
          <table:table-cell office:value-type="string" calcext:value-type="string">
            <text:p>Outil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Éloignée</text:p>
          </table:table-cell>
          <table:table-cell office:value-type="float" office:value="464" calcext:value-type="float">
            <text:p>46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et_outil_frisbee_rouge₀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ltra Ball</text:p>
          </table:table-cell>
          <table:table-cell table:style-name="ce16" office:value-type="string" calcext:value-type="string">
            <text:p>RARE : L’Ultra-Ball est Ultra, il faut être spécial et unique pour l’utiliser! Seul les meilleurs s’en servent.</text:p>
          </table:table-cell>
          <table:table-cell office:value-type="string" calcext:value-type="string">
            <text:p>Outil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Éloignée</text:p>
          </table:table-cell>
          <table:table-cell office:value-type="float" office:value="464" calcext:value-type="float">
            <text:p>4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jet_outil_ultraba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ambouzla à mangue</text:p>
          </table:table-cell>
          <table:table-cell office:value-type="string" calcext:value-type="string">
            <text:p>RARE : Les toutous veulent toujours plus de mangue. Donnez-en leur toute une dose avec ce Bambouzla!.</text:p>
          </table:table-cell>
          <table:table-cell office:value-type="string" calcext:value-type="string">
            <text:p>Outil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Éloignée</text:p>
          </table:table-cell>
          <table:table-cell office:value-type="float" office:value="494" calcext:value-type="float">
            <text:p>49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objet_outil_bambouzla_mangu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ojectilateur à café</text:p>
          </table:table-cell>
          <table:table-cell office:value-type="string" calcext:value-type="string">
            <text:p>RARE : Cette boisson contient tant de caféine qu'elle sortira vos adversaires de votre rêve plus rapidement que l'éclair!</text:p>
          </table:table-cell>
          <table:table-cell office:value-type="string" calcext:value-type="string">
            <text:p>Outil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Éloignée</text:p>
          </table:table-cell>
          <table:table-cell office:value-type="float" office:value="585" calcext:value-type="float">
            <text:p>58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outil0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rojectilateur à frites</text:p>
          </table:table-cell>
          <table:table-cell office:value-type="string" calcext:value-type="string">
            <text:p>LÉGENDAIRE : Fraîchement sorties de la friteuse, ces frites croustillantes et chaudes deviendront le régal de tous les toutous de ce monde.</text:p>
          </table:table-cell>
          <table:table-cell office:value-type="string" calcext:value-type="string">
            <text:p>Outil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Éloignée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il0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ojectilateur à barbotine</text:p>
          </table:table-cell>
          <table:table-cell office:value-type="string" calcext:value-type="string">
            <text:p>LÉGENDAIRE : Attention! Ce lance barbotine est réputé pour donner les pires "gels de cerveau".</text:p>
          </table:table-cell>
          <table:table-cell office:value-type="string" calcext:value-type="string">
            <text:p>Outil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Éloignée</text:p>
          </table:table-cell>
          <table:table-cell office:value-type="float" office:value="715" calcext:value-type="float">
            <text:p>71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outil1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rojectilateur à pizzas</text:p>
          </table:table-cell>
          <table:table-cell office:value-type="string" calcext:value-type="string">
            <text:p>LÉGENDAIRE : Ce projectilateur permet de lancer les pointes si rapidement qu,il renpliroa le ventre de vos adversaires plus rapidement que l'éclair!</text:p>
          </table:table-cell>
          <table:table-cell office:value-type="string" calcext:value-type="string">
            <text:p>Outil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Éloignée</text:p>
          </table:table-cell>
          <table:table-cell office:value-type="float" office:value="715" calcext:value-type="float">
            <text:p>71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outil0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LÉGENDAIRE : La Master-Ball est une Poké-Ball utilisée par les meilleurs dresseurs de pokémons, il faut être un maitre dans l'art pour l'utiliser!</text:p>
          </table:table-cell>
          <table:table-cell office:value-type="string" calcext:value-type="string">
            <text:p>Outil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Éloignée</text:p>
          </table:table-cell>
          <table:table-cell office:value-type="float" office:value="783" calcext:value-type="float">
            <text:p>78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jet_outil_masterba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ambouzla à kiwi</text:p>
          </table:table-cell>
          <table:table-cell office:value-type="string" calcext:value-type="string">
            <text:p>LÉGENDAIRE : Le fruit étrangement hyper poilu est de retour dans ce bambouzla méga puissant.</text:p>
          </table:table-cell>
          <table:table-cell office:value-type="string" calcext:value-type="string">
            <text:p>Outil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Éloignée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bjet_outil_bambouzla_kiwi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risbee mauve</text:p>
          </table:table-cell>
          <table:table-cell office:value-type="string" calcext:value-type="string">
            <text:p>LÉGENDAIRE : Ce frisbee mauve est la version la plus puissante des disques colorés. Elle touche jusqu'à 4 toutous d'un seul coup!</text:p>
          </table:table-cell>
          <table:table-cell office:value-type="string" calcext:value-type="string">
            <text:p>Outil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Éloignée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et_outil_frisbee_mauve₀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ojectilateur à bananes</text:p>
          </table:table-cell>
          <table:table-cell office:value-type="string" calcext:value-type="string">
            <text:p>RARE : Saviez-vous que le nom scientifique de la banane (musa sapientum) signifit homme rusé? </text:p>
          </table:table-cell>
          <table:table-cell office:value-type="string" calcext:value-type="string">
            <text:p>Outil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Éloignée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outil0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fari Ball</text:p>
          </table:table-cell>
          <table:table-cell office:value-type="string" calcext:value-type="string">
            <text:p>LÉGENDAIRE : La Safari-Ball est pour les aventuriers, les «wild boys» qui n’attrapent pas les pokémons, ils les chassent!</text:p>
          </table:table-cell>
          <table:table-cell office:value-type="string" calcext:value-type="string">
            <text:p>Outil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Éloignée</text:p>
          </table:table-cell>
          <table:table-cell office:value-type="float" office:value="1153" calcext:value-type="float">
            <text:p>115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jet_outil_safariball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8" number:language="fr" number:country="CA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8P0"/>
    </number:currency-style>
    <number:currency-style style:name="N10109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9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9P0"/>
    </number:currency-style>
    <number:currency-style style:name="N10111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1" number:language="fr" number:country="CA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1P0"/>
    </number:currency-style>
    <number:currency-style style:name="N10112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2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2P0"/>
    </number:currency-style>
    <number:date-style style:name="N10113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CA">
      <number:day number:style="long"/>
      <number:text>-</number:text>
      <number:month number:textual="true"/>
    </number:date-style>
    <number:date-style style:name="N10115" number:language="fr" number:country="CA">
      <number:month number:textual="true"/>
      <number:text>-</number:text>
      <number:year/>
    </number:date-style>
    <number:time-style style:name="N10116" number:language="fr" number:country="CA">
      <number:hours/>
      <number:text>:</number:text>
      <number:minutes number:style="long"/>
      <number:text> </number:text>
      <number:am-pm/>
    </number:time-style>
    <number:time-style style:name="N10117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19" number:language="fr" number:country="CA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9P0"/>
    </number:number-style>
    <number:number-style style:name="N10120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20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20P0"/>
    </number:number-style>
    <number:number-style style:name="N10122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2" number:language="fr" number:country="CA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2P0"/>
    </number:number-style>
    <number:number-style style:name="N10123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3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3P0"/>
    </number:number-style>
    <number:number-style style:name="N10127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7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0127P2" style:volatile="true" number:language="fr" number:country="CA">
      <loext:text> </loext:text>
      <loext:fill-character> </loext:fill-character>
      <number:text>-     </number:text>
    </number:number-style>
    <number:text-style style:name="N10127" number:language="fr" number:country="CA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31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 number:display-factor="1000"/>
      <number:text> </number:text>
      <number:currency-symbol/>
      <number:text> </number:text>
    </number:currency-style>
    <number:currency-style style:name="N10131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0131P2" style:volatile="true" number:language="fr" number:country="CA">
      <loext:text> </loext:text>
      <loext:fill-character> </loext:fill-character>
      <number:text>-  </number:text>
      <number:currency-symbol/>
      <number:text> </number:text>
    </number:currency-style>
    <number:text-style style:name="N10131" number:language="fr" number:country="CA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5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0135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5" number:language="fr" number:country="CA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9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 number:display-factor="1000"/>
      <number:text> </number:text>
      <number:currency-symbol/>
      <number:text> </number:text>
    </number:currency-style>
    <number:currency-style style:name="N10139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0139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 number:display-factor="1000"/>
      <number:text> </number:text>
      <number:currency-symbol/>
      <number:text> </number:text>
    </number:currency-style>
    <number:text-style style:name="N10139" number:language="fr" number:country="C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40" number:language="fr" number:country="CA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40P0"/>
    </number:currency-style>
    <number:currency-style style:name="N10141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41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41P0"/>
    </number:currency-style>
    <number:currency-style style:name="N10142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42" number:language="fr" number:country="CA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42P0"/>
    </number:currency-style>
    <number:currency-style style:name="N10143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43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43P0"/>
    </number:currency-style>
    <number:currency-style style:name="N10144P0" style:volatile="true" number:language="fr" number:country="CA">
      <number:number number:decimal-places="0" loext:min-decimal-places="0" number:min-integer-digits="1" number:grouping="true"/>
      <number:text>    </number:text>
    </number:currency-style>
    <number:currency-style style:name="N10144" number:language="fr" number:country="CA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44P0"/>
    </number:currency-style>
    <number:currency-style style:name="N10145P0" style:volatile="true" number:language="fr" number:country="CA">
      <number:number number:decimal-places="0" loext:min-decimal-places="0" number:min-integer-digits="1" number:grouping="true"/>
      <number:text>    </number:text>
    </number:currency-style>
    <number:currency-style style:name="N10145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45P0"/>
    </number:currency-style>
    <number:currency-style style:name="N10146P0" style:volatile="true" number:language="fr" number:country="CA">
      <number:number number:decimal-places="2" loext:min-decimal-places="2" number:min-integer-digits="1" number:grouping="true"/>
      <number:text>    </number:text>
    </number:currency-style>
    <number:currency-style style:name="N10146" number:language="fr" number:country="CA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46P0"/>
    </number:currency-style>
    <number:currency-style style:name="N10147P0" style:volatile="true" number:language="fr" number:country="CA">
      <number:number number:decimal-places="2" loext:min-decimal-places="2" number:min-integer-digits="1" number:grouping="true"/>
      <number:text>    </number:text>
    </number:currency-style>
    <number:currency-style style:name="N10147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47P0"/>
    </number:currency-style>
    <number:currency-style style:name="N10148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0148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0148P2" style:volatile="true" number:language="fr" number:country="CA">
      <loext:text> </loext:text>
      <loext:fill-character> </loext:fill-character>
      <number:text>-     </number:text>
    </number:currency-style>
    <number:text-style style:name="N10148" number:language="fr" number:country="CA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9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</number:text>
      <number:currency-symbol/>
      <number:text> </number:text>
    </number:currency-style>
    <number:currency-style style:name="N10149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0149P2" style:volatile="true" number:language="fr" number:country="CA">
      <loext:text> </loext:text>
      <loext:fill-character> </loext:fill-character>
      <number:text>-  </number:text>
      <number:currency-symbol/>
      <number:text> </number:text>
    </number:currency-style>
    <number:text-style style:name="N10149" number:language="fr" number:country="CA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0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0150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0150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0150" number:language="fr" number:country="CA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</number:text>
      <number:currency-symbol/>
      <number:text> </number:text>
    </number:currency-style>
    <number:currency-style style:name="N10151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0151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</number:text>
      <number:currency-symbol/>
      <number:text> </number:text>
    </number:currency-style>
    <number:text-style style:name="N10151" number:language="fr" number:country="CA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00-00-00</text:date>, <text:time style:data-style-name="N2" text:time-value="12:13:42.339912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2:06:09.877864755</meta:creation-date>
    <dc:date>2018-05-11T12:19:22.651059135</dc:date>
    <meta:editing-duration>PT10M40S</meta:editing-duration>
    <meta:editing-cycles>3</meta:editing-cycles>
    <meta:generator>LibreOffice/5.4.5.1$MacOSX_X86_64 LibreOffice_project/79c9829dd5d8054ec39a82dc51cd9eff340dbee8</meta:generator>
    <meta:document-statistic meta:table-count="1" meta:cell-count="708" meta:object-count="0"/>
  </office:meta>
</office:document-meta>
</file>